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position="0% 100%" style:font-name="Liberation Sans" fo:font-weight="bold" officeooo:rsid="018eb3d4" officeooo:paragraph-rsid="00049104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true"/>
      <style:text-properties officeooo:rsid="027fef4a" officeooo:paragraph-rsid="00049104"/>
    </style:style>
    <style:style style:name="P3" style:family="paragraph" style:parent-style-name="Text_20_body">
      <style:paragraph-properties fo:margin-top="0in" fo:margin-bottom="0in" loext:contextual-spacing="true"/>
      <style:text-properties officeooo:rsid="000a8372" officeooo:paragraph-rsid="00049104"/>
    </style:style>
    <style:style style:name="P4" style:family="paragraph" style:parent-style-name="Text_20_body">
      <style:paragraph-properties fo:margin-top="0in" fo:margin-bottom="0in" loext:contextual-spacing="true"/>
      <style:text-properties officeooo:rsid="000457e2" officeooo:paragraph-rsid="00049104"/>
    </style:style>
    <style:style style:name="P5" style:family="paragraph" style:parent-style-name="Text_20_body">
      <style:paragraph-properties fo:margin-top="0in" fo:margin-bottom="0in" loext:contextual-spacing="true"/>
      <style:text-properties officeooo:paragraph-rsid="00049104"/>
    </style:style>
    <style:style style:name="P6" style:family="paragraph" style:parent-style-name="Standard">
      <style:paragraph-properties fo:margin-top="0in" fo:margin-bottom="0in" loext:contextual-spacing="true"/>
      <style:text-properties officeooo:rsid="00b8e395" officeooo:paragraph-rsid="00049104"/>
    </style:style>
    <style:style style:name="P7" style:family="paragraph" style:parent-style-name="Standard">
      <style:paragraph-properties fo:margin-top="0in" fo:margin-bottom="0in" loext:contextual-spacing="true"/>
      <style:text-properties fo:font-weight="bold" officeooo:rsid="00b898f0" officeooo:paragraph-rsid="00049104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true"/>
      <style:text-properties fo:font-weight="bold" officeooo:paragraph-rsid="00049104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true"/>
      <style:text-properties officeooo:rsid="00256ac3" officeooo:paragraph-rsid="00049104"/>
    </style:style>
    <style:style style:name="P10" style:family="paragraph" style:parent-style-name="Standard">
      <style:paragraph-properties fo:margin-top="0in" fo:margin-bottom="0in" loext:contextual-spacing="true"/>
      <style:text-properties officeooo:rsid="018ee41a" officeooo:paragraph-rsid="00049104"/>
    </style:style>
    <style:style style:name="P11" style:family="paragraph" style:parent-style-name="Standard">
      <style:paragraph-properties fo:margin-top="0in" fo:margin-bottom="0in" loext:contextual-spacing="true"/>
      <style:text-properties officeooo:rsid="00b7edd0" officeooo:paragraph-rsid="00049104"/>
    </style:style>
    <style:style style:name="P12" style:family="paragraph" style:parent-style-name="Standard">
      <style:paragraph-properties fo:margin-top="0in" fo:margin-bottom="0in" loext:contextual-spacing="true"/>
      <style:text-properties officeooo:rsid="00b898f0" officeooo:paragraph-rsid="00049104"/>
    </style:style>
    <style:style style:name="P13" style:family="paragraph" style:parent-style-name="Standard">
      <style:paragraph-properties fo:margin-top="0in" fo:margin-bottom="0in" loext:contextual-spacing="true"/>
      <style:text-properties officeooo:paragraph-rsid="00049104"/>
    </style:style>
    <style:style style:name="P14" style:family="paragraph" style:parent-style-name="Heading_20_2">
      <style:paragraph-properties fo:text-align="center" style:justify-single-word="false"/>
      <style:text-properties style:font-name="DoloresCyr" officeooo:paragraph-rsid="00049104"/>
    </style:style>
    <style:style style:name="T1" style:family="text">
      <style:text-properties style:text-position="0% 100%" style:font-name="Liberation Sans" fo:font-size="16pt" style:font-size-asian="16pt" style:font-size-complex="16pt" style:font-weight-complex="600"/>
    </style:style>
    <style:style style:name="T2" style:family="text">
      <style:text-properties style:text-position="0% 100%" style:font-name="Liberation Sans" fo:font-weight="bold" officeooo:rsid="018eb3d4" style:font-weight-asian="bold" style:font-weight-complex="bold"/>
    </style:style>
    <style:style style:name="T3" style:family="text">
      <style:text-properties fo:font-weight="bold" officeooo:rsid="018eb3d4" style:font-weight-asian="bold" style:font-weight-complex="bold"/>
    </style:style>
    <style:style style:name="T4" style:family="text">
      <style:text-properties officeooo:rsid="018eb3d4"/>
    </style:style>
    <style:style style:name="T5" style:family="text">
      <style:text-properties officeooo:rsid="00395785"/>
    </style:style>
    <style:style style:name="T6" style:family="text">
      <style:text-properties officeooo:rsid="03a9a537"/>
    </style:style>
    <style:style style:name="T7" style:family="text">
      <style:text-properties officeooo:rsid="027f6f9b"/>
    </style:style>
    <style:style style:name="T8" style:family="text">
      <style:text-properties officeooo:rsid="0023a90b"/>
    </style:style>
    <style:style style:name="T9" style:family="text">
      <style:text-properties officeooo:rsid="027fef4a"/>
    </style:style>
    <style:style style:name="T10" style:family="text">
      <style:text-properties officeooo:rsid="0009b6cd"/>
    </style:style>
    <style:style style:name="T11" style:family="text">
      <style:text-properties officeooo:rsid="000a8372"/>
    </style:style>
    <style:style style:name="T12" style:family="text">
      <style:text-properties officeooo:rsid="0061d0cc"/>
    </style:style>
    <style:style style:name="T13" style:family="text">
      <style:text-properties officeooo:rsid="018ee41a"/>
    </style:style>
    <style:style style:name="T14" style:family="text">
      <style:text-properties officeooo:rsid="00b898f0"/>
    </style:style>
    <style:style style:name="T15" style:family="text">
      <style:text-properties officeooo:rsid="028070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14" text:outline-level="2"><text:bookmark-start text:name="__RefHeading__53557_81247619"/><text:span text:style-name="T1">***</text:span> <text:s text:c="3"/><text:bookmark-start text:name="постскриптумы"/><text:span text:style-name="T3">постскриптумы</text:span><text:bookmark-end text:name="постскриптумы"/><text:span text:style-name="T4"> <text:s text:c="3"/></text:span><text:span text:style-name="T2">***</text:span><text:bookmark-end text:name="__RefHeading__53557_81247619"/></text:h>
      <text:p text:style-name="P1"/>
      <text:p text:style-name="P13"><text:span text:style-name="T5">План неизбежного прощанья с Конотопом, возник ещё прошлой осенью, когда я увидел, что всё повторяется и вокруг меня снова штольня, прорезанная в породе аспидно-чёрной ночной тьмы б</text:span>атаре<text:span text:style-name="T6">ями</text:span> прожекторов <text:span text:style-name="T6">товарной станции </text:span>на металлических мачтах освещения <text:span text:style-name="T7">поверх </text:span>влажн<text:span text:style-name="T7">ого</text:span> отблеск<text:span text:style-name="T7">а</text:span> <text:span text:style-name="T8"><text:s/></text:span>вдоль натруженных рельс. </text:p>
      <text:p text:style-name="P13"><text:span text:style-name="T9">Штольня повыше тех, что на шахте «Дофиновка», и пошире, а вместо узкоколейки мощные к</text:span>олеи раздваиваются, расчетверяются, <text:span text:style-name="T9">разливаются в </text:span>параллельное многорядье путей заставлен<text:span text:style-name="T9">ных </text:span><text:s/>вагонами, цистернами, <text:span text:style-name="T10">платформами</text:span>, на которых громоздится, топорщится, высится зачехл<text:span text:style-name="T10">ё</text:span>нная и раскрытая, габаритная и мелкая, обвязанная и валом сваленная всякая всячина. </text:p>
      <text:p text:style-name="P13">Погромыхивая на стрелках, скатываются с сортировочной горки вагоны: в одиночку и сцепками, чтоб отыскать и уткнуться в нужный состав. </text:p>
      <text:p text:style-name="P5">На товарной станции нет выходных. Круглые сутки громыханье и лязг, резкий скрежет тормозных башмаков, выкрики репродукторов о формирующихся и готовых составах.</text:p>
      <text:p text:style-name="P2">Но всё это в штольне, в <text:span text:style-name="T6">одной </text:span>гигантской штольне.</text:p>
      <text:p text:style-name="P2"><text:span text:style-name="T6">Сможет</text:span> ли кровля <text:span text:style-name="T6">выдержать </text:span>натиск ночи?</text:p>
      <text:p text:style-name="P5"/>
      <text:p text:style-name="P5"><text:span text:style-name="T11">И</text:span> в ту осеннюю ночь я перес<text:span text:style-name="T8">ёк</text:span> <text:span text:style-name="T9">товарную станцию</text:span> знакомыми тропами служебных проходов, минуя вагонные лабиринты, <text:span text:style-name="T8">чтобы выйти</text:span> к знакомому пролому в <text:s/>ограде ПМ<text:span text:style-name="T11">С</text:span>-119. </text:p>
      <text:p text:style-name="P5"><text:span text:style-name="T8">Я </text:span>загодя ёж<text:span text:style-name="T8">ился</text:span> и негод<text:span text:style-name="T8">овал</text:span> какая там будет грязь и лужи. </text:p>
      <text:p text:style-name="P3">Вот <text:s/>уж и надпись по серому бетону ограды. <text:span text:style-name="T6">К</text:span>расивая, метровыми буквами, надпись несмываемым дёгтем, <text:s/>для пассажиров проходящих поездов: «Конотоп — город трезвенников». <text:s/></text:p>
      <text:p text:style-name="P5">Неотступный свет прожекторов припечатал мою тень к стене. </text:p>
      <text:p text:style-name="P5"><text:span text:style-name="T8">Чем ближе к ней, </text:span>силуэт <text:span text:style-name="T8">у</text:span>меньша<text:span text:style-name="T8">ется</text:span>, подрагивая полями шляпы <text:span text:style-name="T11">при ходьбе; а вот и утонул</text:span> <text:span text:style-name="T8">во мгле</text:span> пролома. </text:p>
      <text:p text:style-name="P5">Для путешествий во времени нужна машина? Возможно, но если она не по карману, <text:span text:style-name="T8">попробуйте</text:span> пешком. Сейчас, <text:span text:style-name="T11">вслед</text:span> за своей <text:span text:style-name="T11">исчезнувшей </text:span>тенью, я окажусь в таких средневековых непр<text:span text:style-name="T11">ó</text:span>лазях и тьмах… </text:p>
      <text:p text:style-name="P5">- Софокл! Эсхил! </text:p>
      <text:p text:style-name="P5"><text:span text:style-name="T8">Опаньки!</text:span> Неужто так широко шагнул, что п<text:span text:style-name="T11">р</text:span>оскочил по самую античность?.. </text:p>
      <text:p text:style-name="P5">- Эсхил!- хрипло надрывалась средь слякотного мрака ПМСных задворков чёрная тень в <text:span text:style-name="T11">двадцати</text:span> шагах от пролома. </text:p>
      <text:p text:style-name="P5">Моя? Нет, эта пониже и круглее. К тому же в кепке <text:span text:style-name="T8">и</text:span> в кожаном пальто. </text:p>
      <text:p text:style-name="P5">- Чего стал? Тебя звали? Будто понятие имеешь про Софокла. </text:p>
      <text:p text:style-name="P5">- Вы правы, дальше Аристофана я не углублялся. </text:p>
      <text:p text:style-name="P5">Он икнул и чуть покачиваясь, но решительно, заступил мне путь. </text:p>
      <text:p text:style-name="P5">- Ты кто?- пахнул он винищем. </text:p>
      <text:p text:style-name="P5">- Прохожий. А вас что сюда привело? </text:p>
      <text:p text:style-name="P5">Он будто <text:span text:style-name="T6">и </text:span>не <text:span text:style-name="T6">у</text:span>слыхал вопроса. </text:p>
      <text:p text:style-name="P5">- Софокл… Эсхил…- умильно вторил он.- Да, да… Эсхил… Аристофан! А ещё? </text:p>
      <text:p text:style-name="P5">- Ну, ещё Еврипид. </text:p>
      <text:p text:style-name="P5">- Точно! Еврипид!- со слезой воскликнул он и вновь самозабвенно простонал, - Софо-о-о-кл…</text:p>
      <text:p text:style-name="P5">Мы стояли друг против друга, словно сошедшиеся после разлуки Санчо Панса и Дон-Кихот. <text:span text:style-name="T8">Вот</text:span> Санчо сокрушённо понурился. Козырёк кожаной кепки клюнул меня в переносицу. <text:soft-page-break/>Проклятье, Санчо! Я ведь с открытым забралом... </text:p>
      <text:p text:style-name="P5">- Художник я, - горестно поведал он, подняв голову, - а сюда на два месяца. </text:p>
      <text:p text:style-name="P4">И снова кивок-клювок. </text:p>
      <text:p text:style-name="P4">На два месяца из нарко-два для излечения от алкогольных склонностей. </text:p>
      <text:p text:style-name="P4">Эx, Санчо, Санчо!.. Любой сопьётся, коли не с кем про Софокла перемолвиться! И бисер есть, да метать не перед кем… </text:p>
      <text:p text:style-name="P4"/>
      <text:p text:style-name="P9">Нет, надо уходить... </text:p>
      <text:p text:style-name="P9">...туда, за горизонт, к далёкому, как детство, лукоморью, где <text:span text:style-name="T12">стоит заветный </text:span>дуб с дуплом, чтобы шептать в него свои давно уж никому не нужные цитаты и имена забытых мудрецов...</text:p>
      <text:p text:style-name="P10"/>
      <text:p text:style-name="P11">План безупречен, но как насчёт деталей? Например, куда?</text:p>
      <text:p text:style-name="P11">Ну, во первых, туда, где тепло — хватит с меня обморожений, а во-вторых, где есть море и горы. </text:p>
      <text:p text:style-name="P11">Крым не подходит — горы низковаты, к тому же он занят Ольгой.</text:p>
      <text:p text:style-name="P11">Следуя карте, палец наползает на Баку. Вот и ладненько.</text:p>
      <text:p text:style-name="P11"/>
      <text:p text:style-name="P11">Получив причитающийся мне отпуск в строительном цеху «Мотордетали», я написал заявление на увольнение.</text:p>
      <text:p text:style-name="P11">Но прежде чему уехать, оставалось ещё одно дельце. </text:p>
      <text:p text:style-name="P11">Обещание данное мною трём незнакомцам в ресторане — наведаться в город Львов.</text:p>
      <text:p text:style-name="P11"/>
      <text:p text:style-name="P11">Чем ближе ко <text:span text:style-name="T13">Л</text:span>ьвову, тем медленнее шёл поезд <text:s/>по склонам Карпатских гор с высокими тёмными елями-смереками, но всё-таки под вечер довёз до места назначения.</text:p>
      <text:p text:style-name="P11">В ячейке камеры хранения я <text:span text:style-name="T14">о</text:span>ставил свой портфель, где, кроме гигиенических необходимостей, притаилась <text:span text:style-name="T6">также</text:span> серая полузимняя кепка, <text:span text:style-name="T14">чтобы налегке пройтись по городу в своей неизменной шляпе.</text:span></text:p>
      <text:p text:style-name="P11"><text:span text:style-name="T14">Львов красивый город, в нём немало памятников старинной архитектуры и улиц мощёных булыжником</text:span>. </text:p>
      <text:p text:style-name="P12">Недаром именно здесь снималась 4-серийная советская экранизация «Трёх мушкетёров»; просто нужно стараться, чтобы трамвайные рельсы не попадали в кадр.</text:p>
      <text:p text:style-name="P12"><text:span text:style-name="T9">В</text:span>о Львове <text:span text:style-name="T9">я</text:span> не <text:span text:style-name="T9">вос</text:span>пользовался никаким видом транспорта, <text:span text:style-name="T9">а по</text:span>шёл пешком.</text:p>
      <text:p text:style-name="P12">Куда?</text:p>
      <text:p text:style-name="P12">К <text:span text:style-name="T13">О</text:span>перному театру. Моё обещание исполнено, во Львов я наведался, но отнюдь не собирался бегать по улицам с вопросом: «<text:span text:style-name="T13">а </text:span>вы, случайно, не бывали проездом в Конотопе два года назад, после того как откинулись с зоны?» </text:p>
      <text:p text:style-name="P12">Я ж не полудурок.</text:p>
      <text:p text:style-name="P12">Я шёл культурно и приятно провести время, потому что поезд на Киев отправляется ровно в полночь.</text:p>
      <text:p text:style-name="P12">Оперный театр во Львове — просто загляденье, дворец; молодцы построившие его поляки; но насчёт приятности, то фиг я угадал.</text:p>
      <text:p text:style-name="P12">Там шла опера местного современного классического композитора о крестьянских волнениях XVI-го века. Творение в стиле «поедят!»</text:p>
      <text:p text:style-name="P12">Но назвался груздем — полезай в кузов, и я отсидел от звонка до звонка.</text:p>
      <text:p text:style-name="P12">К полуночи я вернулся на вокзал, открыл ячейку камеры хранения, а затем <text:span text:style-name="T6">расстегнул </text:span>портфель.</text:p>
      <text:p text:style-name="P12">Шляпу я положил внутрь ячейки, а на голову плотно насадил серую кепку из портфеля.</text:p>
      <text:p text:style-name="P12">Затем я <text:span text:style-name="T13">его </text:span>за<text:span text:style-name="T6">крыл</text:span> <text:span text:style-name="T13">и</text:span> вынул из ячейки, и нежно прикрыл <text:span text:style-name="T13">её </text:span>дверцу, да ещё и хмыкнул, представляя реакцию следующего её открывателя, когда уткнётся взглядом в <text:span text:style-name="T6">одинокую</text:span> шляпу <text:span text:style-name="T6">без головы</text:span>.</text:p>
      <text:p text:style-name="P12">Иди и думай чт<text:span text:style-name="T13">ó</text:span> подумать...</text:p>
      <text:p text:style-name="P12"/>
      <text:p text:style-name="P12"><text:soft-page-break/>Вернувшись в Конотоп я начал делать прощальные визиты — к брату Саше на Сосновскую, к сестре Наташе <text:span text:style-name="T6">Н</text:span>а Сем<text:span text:style-name="T13">ь</text:span> Ветр<text:span text:style-name="T13">ов</text:span>; вот только на Декабристов 13 не пошёл. </text:p>
      <text:p text:style-name="P12">Всё-таки я полудурок.</text:p>
      <text:p text:style-name="P12">Наташа на прощанье сделал мне богатый подарок — новое зимнее пальто серого сукна с каракулевым воротником. По-видимому, на Гену размер не подошёл, а мне оказалось впору.</text:p>
      <text:p text:style-name="P12"/>
      <text:p text:style-name="P12">Ещё я сходил в ЗАГС, чтобы мне в паспорте поставили штамп о разводе с Ирой, но меня послали в нежинский ЗАГС, по месту заключения брака.</text:p>
      <text:p text:style-name="P12">Нежинский ЗАГС потребовал справку из конотопского народного суда, где расторгался наш брак.</text:p>
      <text:p text:style-name="P12">- Послушайте,- сказал я,- у вас уже записано, что она со мной в разводе. Поставьте мне штамп на этом основании и дело с концом.</text:p>
      <text:p text:style-name="P12">- Такой записи нет. Она к нам не обращалась.</text:p>
      <text:p text:style-name="P12">Вот так они меня оглаушили.</text:p>
      <text:p text:style-name="P12">Пришлось ехать в Конотоп, брать справку в суде и везти обратно.</text:p>
      <text:p text:style-name="P12"/>
      <text:p text:style-name="P12">Мотаясь электричками туда-сюда, я думал: опояшет ли экватор километраж наезженный мною в поездах? </text:p>
      <text:p text:style-name="P12">Ещё я думал: почему Ира столько лет не ставит в своём паспорте штамп о разводе? </text:p>
      <text:p text:style-name="P12">Наверное, чтобы добавить остроты́ ощущений в своих отношениях с другими. Типа, <text:span text:style-name="T15">по-прежнему</text:span> наставляет рога своему мужу-геологу, пока он в отъезде.</text:p>
      <text:p text:style-name="P12">А потом я вдруг понял почему мне всегда так нравилась сцена последнего расставания Д'Aртаньяна с Рошфором в романе «Двадцать лет спустя».</text:p>
      <text:p text:style-name="P7"><text:tab/><text:tab/><text:tab/>«- Иди, старый дьявол,- с грустной улыбкой произнёс Д'Aртаньян, <text:tab/><text:tab/><text:tab/> <text:s text:c="3"/>глядя вслед удалявшемуся Рошфору.</text:p>
      <text:p text:style-name="P7"><text:tab/><text:tab/><text:tab/> <text:s/>- Иди. Всё равно, нет уж больше Констанции...»</text:p>
      <text:p text:style-name="P12"/>
      <text:p text:style-name="P6">Я понял, что Констанция — это Ира и я. Только не по отдельности, а вместе. </text:p>
      <text:p text:style-name="P6">Констанция — это мы, когда ещё мучили друг друга своею любовью.</text:p>
      <text:p text:style-name="P6"/>
      <text:p text:style-name="P6">Потом я поехал в Сумы. Сводил Леночку в кино на «Фанфана-Тюльпана», только в этой роли был уже Ален Делон.</text:p>
      <text:p text:style-name="P6">В парке мы покормили лебедей, бросали им с моста кусочки пирожка с капустой, потом и сами сходили в ресторан. Для неё там всё было в диковинку.</text:p>
      <text:p text:style-name="P6">Она проводила меня на вокзал и расплакалась на прощанье. </text:p>
      <text:p text:style-name="P6">Красивая, на мать похожа, только волосы как у ме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56:19.697459457</meta:creation-date>
    <dc:date>2017-03-03T17:56:25.534270684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7" meta:word-count="1136" meta:character-count="7351" meta:non-whitespace-character-count="6218"/>
    <meta:generator>LibreOffice/4.3.3.2$Linux_x86 LibreOffice_project/430m0$Build-2</meta:generator>
  </office:meta>
</office:document-meta>
</file>